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829cm"/>
    </style:style>
    <style:style style:name="co4" style:family="table-column">
      <style:table-column-properties fo:break-before="auto" style:column-width="2.801cm"/>
    </style:style>
    <style:style style:name="co5" style:family="table-column">
      <style:table-column-properties fo:break-before="auto" style:column-width="2.607cm"/>
    </style:style>
    <style:style style:name="co6" style:family="table-column">
      <style:table-column-properties fo:break-before="auto" style:column-width="2.886cm"/>
    </style:style>
    <style:style style:name="co7" style:family="table-column">
      <style:table-column-properties fo:break-before="auto" style:column-width="2.66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5.40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5.40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abelle1" table:style-name="ta1" table:print="false"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"/>
        <table:table-column table:style-name="co3" table:number-columns-repeated="1018" table:default-cell-style-name="Default"/>
        <table:table-row table:style-name="ro1">
          <table:table-cell table:style-name="ce1" office:value-type="string">
            <text:p>n</text:p>
          </table:table-cell>
          <table:table-cell table:style-name="ce2" office:value-type="string">
            <text:p>p</text:p>
          </table:table-cell>
          <table:table-cell table:style-name="ce2" office:value-type="string">
            <text:p>q</text:p>
          </table:table-cell>
          <table:table-cell table:style-name="ce1" office:value-type="string">
            <text:p>p * q</text:p>
          </table:table-cell>
          <table:table-cell table:style-name="ce1" office:value-type="string">
            <text:p>n – p * q</text:p>
          </table:table-cell>
          <table:table-cell/>
          <table:table-cell table:style-name="ce1" table:number-columns-repeated="1018"/>
        </table:table-row>
        <table:table-row table:style-name="ro1">
          <table:table-cell table:formula="of:=2^32-1" office:value-type="float" office:value="4294967295">
            <text:p>4294967295</text:p>
          </table:table-cell>
          <table:table-cell table:style-name="ce3" office:value-type="float" office:value="20903">
            <text:p>20903</text:p>
          </table:table-cell>
          <table:table-cell table:style-name="ce3" office:value-type="float" office:value="20921">
            <text:p>20921</text:p>
          </table:table-cell>
          <table:table-cell table:formula="of:=([.B2]*[.C2])" office:value-type="float" office:value="437311663">
            <text:p>437311663</text:p>
          </table:table-cell>
          <table:table-cell table:formula="of:=[.A2]-[.D2]" office:value-type="float" office:value="3857655632">
            <text:p>3857655632</text:p>
          </table:table-cell>
          <table:table-cell table:formula="of:=IF([.E2]&gt;=0;&quot;ok&quot;;&quot;nein&quot;)" office:value-type="string" office:string-value="ok">
            <text:p>ok</text:p>
          </table:table-cell>
          <table:table-cell table:number-columns-repeated="1018"/>
        </table:table-row>
        <table:table-row table:style-name="ro1">
          <table:table-cell table:formula="of:=2^32-1" office:value-type="float" office:value="4294967295">
            <text:p>4294967295</text:p>
          </table:table-cell>
          <table:table-cell office:value-type="float" office:value="40709">
            <text:p>40709</text:p>
          </table:table-cell>
          <table:table-cell office:value-type="float" office:value="40739">
            <text:p>40739</text:p>
          </table:table-cell>
          <table:table-cell table:formula="of:=([.B3]*[.C3])" office:value-type="float" office:value="1658443951">
            <text:p>1658443951</text:p>
          </table:table-cell>
          <table:table-cell table:formula="of:=[.A3]-[.D3]" office:value-type="float" office:value="2636523344">
            <text:p>2636523344</text:p>
          </table:table-cell>
          <table:table-cell table:formula="of:=IF([.E3]&gt;=0;&quot;ok&quot;;&quot;nein&quot;)" office:value-type="string" office:string-value="ok">
            <text:p>ok</text:p>
          </table:table-cell>
          <table:table-cell table:number-columns-repeated="1018"/>
        </table:table-row>
        <table:table-row table:style-name="ro1">
          <table:table-cell table:formula="of:=2^32-1" office:value-type="float" office:value="4294967295">
            <text:p>4294967295</text:p>
          </table:table-cell>
          <table:table-cell office:value-type="float" office:value="57037">
            <text:p>57037</text:p>
          </table:table-cell>
          <table:table-cell office:value-type="float" office:value="57041">
            <text:p>57041</text:p>
          </table:table-cell>
          <table:table-cell table:formula="of:=([.B4]*[.C4])" office:value-type="float" office:value="3253447517">
            <text:p>3253447517</text:p>
          </table:table-cell>
          <table:table-cell table:formula="of:=[.A4]-[.D4]" office:value-type="float" office:value="1041519778">
            <text:p>1041519778</text:p>
          </table:table-cell>
          <table:table-cell table:formula="of:=IF([.E4]&gt;=0;&quot;ok&quot;;&quot;nein&quot;)" office:value-type="string" office:string-value="ok">
            <text:p>ok</text:p>
          </table:table-cell>
          <table:table-cell table:number-columns-repeated="1018"/>
        </table:table-row>
        <table:table-row table:style-name="ro1">
          <table:table-cell table:formula="of:=2^32-1" office:value-type="float" office:value="4294967295">
            <text:p>4294967295</text:p>
          </table:table-cell>
          <table:table-cell office:value-type="float" office:value="70009">
            <text:p>70009</text:p>
          </table:table-cell>
          <table:table-cell office:value-type="float" office:value="70019">
            <text:p>70019</text:p>
          </table:table-cell>
          <table:table-cell table:formula="of:=([.B5]*[.C5])" office:value-type="float" office:value="4901960171">
            <text:p>4901960171</text:p>
          </table:table-cell>
          <table:table-cell table:formula="of:=[.A5]-[.D5]" office:value-type="float" office:value="-606992876">
            <text:p>-606992876</text:p>
          </table:table-cell>
          <table:table-cell table:formula="of:=IF([.E5]&gt;=0;&quot;ok&quot;;&quot;nein&quot;)" office:value-type="string" office:string-value="nein">
            <text:p>nein</text:p>
          </table:table-cell>
          <table:table-cell table:number-columns-repeated="1018"/>
        </table:table-row>
        <table:table-row table:style-name="ro1">
          <table:table-cell table:formula="of:=2^32-1" office:value-type="float" office:value="4294967295">
            <text:p>4294967295</text:p>
          </table:table-cell>
          <table:table-cell office:value-type="float" office:value="65651">
            <text:p>65651</text:p>
          </table:table-cell>
          <table:table-cell office:value-type="float" office:value="65657">
            <text:p>65657</text:p>
          </table:table-cell>
          <table:table-cell table:formula="of:=([.B6]*[.C6])" office:value-type="float" office:value="4310447707">
            <text:p>4310447707</text:p>
          </table:table-cell>
          <table:table-cell table:formula="of:=[.A6]-[.D6]" office:value-type="float" office:value="-15480412">
            <text:p>-15480412</text:p>
          </table:table-cell>
          <table:table-cell table:formula="of:=IF([.E6]&gt;=0;&quot;ok&quot;;&quot;nein&quot;)" office:value-type="string" office:string-value="nein">
            <text:p>nein</text:p>
          </table:table-cell>
          <table:table-cell table:number-columns-repeated="1018"/>
        </table:table-row>
        <table:table-row table:style-name="ro1">
          <table:table-cell table:formula="of:=2^32-1" office:value-type="float" office:value="4294967295">
            <text:p>4294967295</text:p>
          </table:table-cell>
          <table:table-cell office:value-type="float" office:value="60493">
            <text:p>60493</text:p>
          </table:table-cell>
          <table:table-cell office:value-type="float" office:value="60497">
            <text:p>60497</text:p>
          </table:table-cell>
          <table:table-cell table:formula="of:=([.B7]*[.C7])" office:value-type="float" office:value="3659645021">
            <text:p>3659645021</text:p>
          </table:table-cell>
          <table:table-cell table:formula="of:=[.A7]-[.D7]" office:value-type="float" office:value="635322274">
            <text:p>635322274</text:p>
          </table:table-cell>
          <table:table-cell table:formula="of:=IF([.E7]&gt;=0;&quot;ok&quot;;&quot;nein&quot;)" office:value-type="string" office:string-value="ok">
            <text:p>ok</text:p>
          </table:table-cell>
          <table:table-cell table:number-columns-repeated="1018"/>
        </table:table-row>
        <table:table-row table:style-name="ro1">
          <table:table-cell table:formula="of:=2^32-1" office:value-type="float" office:value="4294967295">
            <text:p>4294967295</text:p>
          </table:table-cell>
          <table:table-cell office:value-type="float" office:value="62129">
            <text:p>62129</text:p>
          </table:table-cell>
          <table:table-cell office:value-type="float" office:value="62137">
            <text:p>62137</text:p>
          </table:table-cell>
          <table:table-cell table:formula="of:=([.B8]*[.C8])" office:value-type="float" office:value="3860509673">
            <text:p>3860509673</text:p>
          </table:table-cell>
          <table:table-cell table:formula="of:=[.A8]-[.D8]" office:value-type="float" office:value="434457622">
            <text:p>434457622</text:p>
          </table:table-cell>
          <table:table-cell table:formula="of:=IF([.E8]&gt;=0;&quot;ok&quot;;&quot;nein&quot;)" office:value-type="string" office:string-value="ok">
            <text:p>ok</text:p>
          </table:table-cell>
          <table:table-cell table:number-columns-repeated="1018"/>
        </table:table-row>
        <table:table-row table:style-name="ro1">
          <table:table-cell table:formula="of:=2^32-1" office:value-type="float" office:value="4294967295">
            <text:p>4294967295</text:p>
          </table:table-cell>
          <table:table-cell office:value-type="float" office:value="63299">
            <text:p>63299</text:p>
          </table:table-cell>
          <table:table-cell office:value-type="float" office:value="63311">
            <text:p>63311</text:p>
          </table:table-cell>
          <table:table-cell table:formula="of:=([.B9]*[.C9])" office:value-type="float" office:value="4007522989">
            <text:p>4007522989</text:p>
          </table:table-cell>
          <table:table-cell table:formula="of:=[.A9]-[.D9]" office:value-type="float" office:value="287444306">
            <text:p>287444306</text:p>
          </table:table-cell>
          <table:table-cell table:formula="of:=IF([.E9]&gt;=0;&quot;ok&quot;;&quot;nein&quot;)" office:value-type="string" office:string-value="ok">
            <text:p>ok</text:p>
          </table:table-cell>
          <table:table-cell table:number-columns-repeated="1018"/>
        </table:table-row>
        <table:table-row table:style-name="ro1">
          <table:table-cell table:formula="of:=2^32-1" office:value-type="float" office:value="4294967295">
            <text:p>4294967295</text:p>
          </table:table-cell>
          <table:table-cell office:value-type="float" office:value="64013">
            <text:p>64013</text:p>
          </table:table-cell>
          <table:table-cell office:value-type="float" office:value="64019">
            <text:p>64019</text:p>
          </table:table-cell>
          <table:table-cell table:formula="of:=([.B10]*[.C10])" office:value-type="float" office:value="4098048247">
            <text:p>4098048247</text:p>
          </table:table-cell>
          <table:table-cell table:formula="of:=[.A10]-[.D10]" office:value-type="float" office:value="196919048">
            <text:p>196919048</text:p>
          </table:table-cell>
          <table:table-cell table:formula="of:=IF([.E10]&gt;=0;&quot;ok&quot;;&quot;nein&quot;)" office:value-type="string" office:string-value="ok">
            <text:p>ok</text:p>
          </table:table-cell>
          <table:table-cell table:number-columns-repeated="1018"/>
        </table:table-row>
        <table:table-row table:style-name="ro1">
          <table:table-cell table:formula="of:=2^32-1" office:value-type="float" office:value="4294967295">
            <text:p>4294967295</text:p>
          </table:table-cell>
          <table:table-cell office:value-type="float" office:value="64817">
            <text:p>64817</text:p>
          </table:table-cell>
          <table:table-cell office:value-type="float" office:value="64849">
            <text:p>64849</text:p>
          </table:table-cell>
          <table:table-cell table:formula="of:=([.B11]*[.C11])" office:value-type="float" office:value="4203317633">
            <text:p>4203317633</text:p>
          </table:table-cell>
          <table:table-cell table:formula="of:=[.A11]-[.D11]" office:value-type="float" office:value="91649662">
            <text:p>91649662</text:p>
          </table:table-cell>
          <table:table-cell table:formula="of:=IF([.E11]&gt;=0;&quot;ok&quot;;&quot;nein&quot;)" office:value-type="string" office:string-value="ok">
            <text:p>ok</text:p>
          </table:table-cell>
          <table:table-cell table:number-columns-repeated="1018"/>
        </table:table-row>
        <table:table-row table:style-name="ro1">
          <table:table-cell table:formula="of:=2^32-1" office:value-type="float" office:value="4294967295">
            <text:p>4294967295</text:p>
          </table:table-cell>
          <table:table-cell office:value-type="float" office:value="65029">
            <text:p>65029</text:p>
          </table:table-cell>
          <table:table-cell office:value-type="float" office:value="65033">
            <text:p>65033</text:p>
          </table:table-cell>
          <table:table-cell table:formula="of:=([.B12]*[.C12])" office:value-type="float" office:value="4229030957">
            <text:p>4229030957</text:p>
          </table:table-cell>
          <table:table-cell table:formula="of:=[.A12]-[.D12]" office:value-type="float" office:value="65936338">
            <text:p>65936338</text:p>
          </table:table-cell>
          <table:table-cell table:formula="of:=IF([.E12]&gt;=0;&quot;ok&quot;;&quot;nein&quot;)" office:value-type="string" office:string-value="ok">
            <text:p>ok</text:p>
          </table:table-cell>
          <table:table-cell table:number-columns-repeated="1018"/>
        </table:table-row>
        <table:table-row table:style-name="ro1">
          <table:table-cell table:formula="of:=2^32-1" office:value-type="float" office:value="4294967295">
            <text:p>4294967295</text:p>
          </table:table-cell>
          <table:table-cell office:value-type="float" office:value="65381">
            <text:p>65381</text:p>
          </table:table-cell>
          <table:table-cell office:value-type="float" office:value="65393">
            <text:p>65393</text:p>
          </table:table-cell>
          <table:table-cell table:formula="of:=([.B13]*[.C13])" office:value-type="float" office:value="4275459733">
            <text:p>4275459733</text:p>
          </table:table-cell>
          <table:table-cell table:formula="of:=[.A13]-[.D13]" office:value-type="float" office:value="19507562">
            <text:p>19507562</text:p>
          </table:table-cell>
          <table:table-cell table:formula="of:=IF([.E13]&gt;=0;&quot;ok&quot;;&quot;nein&quot;)" office:value-type="string" office:string-value="ok">
            <text:p>ok</text:p>
          </table:table-cell>
          <table:table-cell table:number-columns-repeated="1018"/>
        </table:table-row>
        <table:table-row table:style-name="ro1">
          <table:table-cell table:formula="of:=2^32-1" office:value-type="float" office:value="4294967295">
            <text:p>4294967295</text:p>
          </table:table-cell>
          <table:table-cell office:value-type="float" office:value="65413">
            <text:p>65413</text:p>
          </table:table-cell>
          <table:table-cell office:value-type="float" office:value="65419">
            <text:p>65419</text:p>
          </table:table-cell>
          <table:table-cell table:formula="of:=([.B14]*[.C14])" office:value-type="float" office:value="4279253047">
            <text:p>4279253047</text:p>
          </table:table-cell>
          <table:table-cell table:formula="of:=[.A14]-[.D14]" office:value-type="float" office:value="15714248">
            <text:p>15714248</text:p>
          </table:table-cell>
          <table:table-cell table:formula="of:=IF([.E14]&gt;=0;&quot;ok&quot;;&quot;nein&quot;)" office:value-type="string" office:string-value="ok">
            <text:p>ok</text:p>
          </table:table-cell>
          <table:table-cell table:number-columns-repeated="1018"/>
        </table:table-row>
        <table:table-row table:style-name="ro1">
          <table:table-cell table:formula="of:=2^32-1" office:value-type="float" office:value="4294967295">
            <text:p>4294967295</text:p>
          </table:table-cell>
          <table:table-cell office:value-type="float" office:value="65543">
            <text:p>65543</text:p>
          </table:table-cell>
          <table:table-cell office:value-type="float" office:value="65551">
            <text:p>65551</text:p>
          </table:table-cell>
          <table:table-cell table:formula="of:=([.B15]*[.C15])" office:value-type="float" office:value="4296409193">
            <text:p>4296409193</text:p>
          </table:table-cell>
          <table:table-cell table:formula="of:=[.A15]-[.D15]" office:value-type="float" office:value="-1441898">
            <text:p>-1441898</text:p>
          </table:table-cell>
          <table:table-cell table:formula="of:=IF([.E15]&gt;=0;&quot;ok&quot;;&quot;nein&quot;)" office:value-type="string" office:string-value="nein">
            <text:p>nein</text:p>
          </table:table-cell>
          <table:table-cell table:number-columns-repeated="1018"/>
        </table:table-row>
        <table:table-row table:style-name="ro1">
          <table:table-cell table:formula="of:=2^32-1" office:value-type="float" office:value="4294967295">
            <text:p>4294967295</text:p>
          </table:table-cell>
          <table:table-cell office:value-type="float" office:value="65539">
            <text:p>65539</text:p>
          </table:table-cell>
          <table:table-cell office:value-type="float" office:value="65543">
            <text:p>65543</text:p>
          </table:table-cell>
          <table:table-cell table:formula="of:=([.B16]*[.C16])" office:value-type="float" office:value="4295622677">
            <text:p>4295622677</text:p>
          </table:table-cell>
          <table:table-cell table:formula="of:=[.A16]-[.D16]" office:value-type="float" office:value="-655382">
            <text:p>-655382</text:p>
          </table:table-cell>
          <table:table-cell table:formula="of:=IF([.E16]&gt;=0;&quot;ok&quot;;&quot;nein&quot;)" office:value-type="string" office:string-value="nein">
            <text:p>nein</text:p>
          </table:table-cell>
          <table:table-cell table:number-columns-repeated="1018"/>
        </table:table-row>
        <table:table-row table:style-name="ro1">
          <table:table-cell table:formula="of:=2^32-1" office:value-type="float" office:value="4294967295">
            <text:p>4294967295</text:p>
          </table:table-cell>
          <table:table-cell office:value-type="float" office:value="65537">
            <text:p>65537</text:p>
          </table:table-cell>
          <table:table-cell office:value-type="float" office:value="65539">
            <text:p>65539</text:p>
          </table:table-cell>
          <table:table-cell table:formula="of:=([.B17]*[.C17])" office:value-type="float" office:value="4295229443">
            <text:p>4295229443</text:p>
          </table:table-cell>
          <table:table-cell table:formula="of:=[.A17]-[.D17]" office:value-type="float" office:value="-262148">
            <text:p>-262148</text:p>
          </table:table-cell>
          <table:table-cell table:formula="of:=IF([.E17]&gt;=0;&quot;ok&quot;;&quot;nein&quot;)" office:value-type="string" office:string-value="nein">
            <text:p>nein</text:p>
          </table:table-cell>
          <table:table-cell table:number-columns-repeated="1018"/>
        </table:table-row>
        <table:table-row table:style-name="ro1">
          <table:table-cell table:formula="of:=2^32-1" office:value-type="float" office:value="4294967295">
            <text:p>4294967295</text:p>
          </table:table-cell>
          <table:table-cell office:value-type="float" office:value="65521">
            <text:p>65521</text:p>
          </table:table-cell>
          <table:table-cell office:value-type="float" office:value="65537">
            <text:p>65537</text:p>
          </table:table-cell>
          <table:table-cell table:formula="of:=([.B18]*[.C18])" office:value-type="float" office:value="4294049777">
            <text:p>4294049777</text:p>
          </table:table-cell>
          <table:table-cell table:formula="of:=[.A18]-[.D18]" office:value-type="float" office:value="917518">
            <text:p>917518</text:p>
          </table:table-cell>
          <table:table-cell table:formula="of:=IF([.E18]&gt;=0;&quot;ok&quot;;&quot;nein&quot;)" office:value-type="string" office:string-value="ok">
            <text:p>ok</text:p>
          </table:table-cell>
          <table:table-cell table:number-columns-repeated="1018"/>
        </table:table-row>
        <table:table-row table:style-name="ro1">
          <table:table-cell table:formula="of:=2^32-1" office:value-type="float" office:value="4294967295">
            <text:p>4294967295</text:p>
          </table:table-cell>
          <table:table-cell office:value-type="float" office:value="32621">
            <text:p>32621</text:p>
          </table:table-cell>
          <table:table-cell office:value-type="float" office:value="32633">
            <text:p>32633</text:p>
          </table:table-cell>
          <table:table-cell table:formula="of:=([.B19]*[.C19])" office:value-type="float" office:value="1064521093">
            <text:p>1064521093</text:p>
          </table:table-cell>
          <table:table-cell table:formula="of:=[.A19]-[.D19]" office:value-type="float" office:value="3230446202">
            <text:p>3230446202</text:p>
          </table:table-cell>
          <table:table-cell table:formula="of:=IF([.E19]&gt;=0;&quot;ok&quot;;&quot;nein&quot;)" office:value-type="string" office:string-value="ok">
            <text:p>ok</text:p>
          </table:table-cell>
          <table:table-cell table:number-columns-repeated="1018"/>
        </table:table-row>
        <table:table-row table:style-name="ro1">
          <table:table-cell table:formula="of:=2^32-1" office:value-type="float" office:value="4294967295">
            <text:p>4294967295</text:p>
          </table:table-cell>
          <table:table-cell table:number-columns-repeated="2"/>
          <table:table-cell table:formula="of:=([.B20]*[.C20])" office:value-type="float" office:value="0">
            <text:p>0</text:p>
          </table:table-cell>
          <table:table-cell table:formula="of:=[.A20]-[.D20]" office:value-type="float" office:value="4294967295">
            <text:p>4294967295</text:p>
          </table:table-cell>
          <table:table-cell table:formula="of:=IF([.E20]&gt;=0;&quot;ok&quot;;&quot;nein&quot;)" office:value-type="string" office:string-value="ok">
            <text:p>ok</text:p>
          </table:table-cell>
          <table:table-cell table:number-columns-repeated="1018"/>
        </table:table-row>
        <table:table-row table:style-name="ro1">
          <table:table-cell table:formula="of:=2^32-1" office:value-type="float" office:value="4294967295">
            <text:p>4294967295</text:p>
          </table:table-cell>
          <table:table-cell table:number-columns-repeated="2"/>
          <table:table-cell table:formula="of:=([.B21]*[.C21])" office:value-type="float" office:value="0">
            <text:p>0</text:p>
          </table:table-cell>
          <table:table-cell table:formula="of:=[.A21]-[.D21]" office:value-type="float" office:value="4294967295">
            <text:p>4294967295</text:p>
          </table:table-cell>
          <table:table-cell table:formula="of:=IF([.E21]&gt;=0;&quot;ok&quot;;&quot;nein&quot;)" office:value-type="string" office:string-value="ok">
            <text:p>ok</text:p>
          </table:table-cell>
          <table:table-cell table:number-columns-repeated="1018"/>
        </table:table-row>
        <table:table-row table:style-name="ro1">
          <table:table-cell table:formula="of:=2^32-1" office:value-type="float" office:value="4294967295">
            <text:p>4294967295</text:p>
          </table:table-cell>
          <table:table-cell table:number-columns-repeated="2"/>
          <table:table-cell table:formula="of:=([.B22]*[.C22])" office:value-type="float" office:value="0">
            <text:p>0</text:p>
          </table:table-cell>
          <table:table-cell table:formula="of:=[.A22]-[.D22]" office:value-type="float" office:value="4294967295">
            <text:p>4294967295</text:p>
          </table:table-cell>
          <table:table-cell table:formula="of:=IF([.E22]&gt;=0;&quot;ok&quot;;&quot;nein&quot;)" office:value-type="string" office:string-value="ok">
            <text:p>ok</text:p>
          </table:table-cell>
          <table:table-cell table:number-columns-repeated="1018"/>
        </table:table-row>
        <table:table-row table:style-name="ro1">
          <table:table-cell table:formula="of:=2^32-1" office:value-type="float" office:value="4294967295">
            <text:p>4294967295</text:p>
          </table:table-cell>
          <table:table-cell table:number-columns-repeated="2"/>
          <table:table-cell table:formula="of:=([.B23]*[.C23])" office:value-type="float" office:value="0">
            <text:p>0</text:p>
          </table:table-cell>
          <table:table-cell table:formula="of:=[.A23]-[.D23]" office:value-type="float" office:value="4294967295">
            <text:p>4294967295</text:p>
          </table:table-cell>
          <table:table-cell table:formula="of:=IF([.E23]&gt;=0;&quot;ok&quot;;&quot;nein&quot;)" office:value-type="string" office:string-value="ok">
            <text:p>ok</text:p>
          </table:table-cell>
          <table:table-cell table:number-columns-repeated="1018"/>
        </table:table-row>
        <table:table-row table:style-name="ro1">
          <table:table-cell table:formula="of:=2^32-1" office:value-type="float" office:value="4294967295">
            <text:p>4294967295</text:p>
          </table:table-cell>
          <table:table-cell table:number-columns-repeated="2"/>
          <table:table-cell table:formula="of:=([.B24]*[.C24])" office:value-type="float" office:value="0">
            <text:p>0</text:p>
          </table:table-cell>
          <table:table-cell table:formula="of:=[.A24]-[.D24]" office:value-type="float" office:value="4294967295">
            <text:p>4294967295</text:p>
          </table:table-cell>
          <table:table-cell table:formula="of:=IF([.E24]&gt;=0;&quot;ok&quot;;&quot;nein&quot;)" office:value-type="string" office:string-value="ok">
            <text:p>ok</text:p>
          </table:table-cell>
          <table:table-cell table:number-columns-repeated="1018"/>
        </table:table-row>
        <table:table-row table:style-name="ro1">
          <table:table-cell table:formula="of:=2^32-1" office:value-type="float" office:value="4294967295">
            <text:p>4294967295</text:p>
          </table:table-cell>
          <table:table-cell table:number-columns-repeated="2"/>
          <table:table-cell table:formula="of:=([.B25]*[.C25])" office:value-type="float" office:value="0">
            <text:p>0</text:p>
          </table:table-cell>
          <table:table-cell table:formula="of:=[.A25]-[.D25]" office:value-type="float" office:value="4294967295">
            <text:p>4294967295</text:p>
          </table:table-cell>
          <table:table-cell table:formula="of:=IF([.E25]&gt;=0;&quot;ok&quot;;&quot;nein&quot;)" office:value-type="string" office:string-value="ok">
            <text:p>ok</text:p>
          </table:table-cell>
          <table:table-cell table:number-columns-repeated="1018"/>
        </table:table-row>
        <table:table-row table:style-name="ro1">
          <table:table-cell table:formula="of:=2^32-1" office:value-type="float" office:value="4294967295">
            <text:p>4294967295</text:p>
          </table:table-cell>
          <table:table-cell table:number-columns-repeated="2"/>
          <table:table-cell table:formula="of:=([.B26]*[.C26])" office:value-type="float" office:value="0">
            <text:p>0</text:p>
          </table:table-cell>
          <table:table-cell table:formula="of:=[.A26]-[.D26]" office:value-type="float" office:value="4294967295">
            <text:p>4294967295</text:p>
          </table:table-cell>
          <table:table-cell table:formula="of:=IF([.E26]&gt;=0;&quot;ok&quot;;&quot;nein&quot;)" office:value-type="string" office:string-value="ok">
            <text:p>ok</text:p>
          </table:table-cell>
          <table:table-cell table:number-columns-repeated="1018"/>
        </table:table-row>
        <table:table-row table:style-name="ro1">
          <table:table-cell table:formula="of:=2^32-1" office:value-type="float" office:value="4294967295">
            <text:p>4294967295</text:p>
          </table:table-cell>
          <table:table-cell table:number-columns-repeated="2"/>
          <table:table-cell table:formula="of:=([.B27]*[.C27])" office:value-type="float" office:value="0">
            <text:p>0</text:p>
          </table:table-cell>
          <table:table-cell table:formula="of:=[.A27]-[.D27]" office:value-type="float" office:value="4294967295">
            <text:p>4294967295</text:p>
          </table:table-cell>
          <table:table-cell table:formula="of:=IF([.E27]&gt;=0;&quot;ok&quot;;&quot;nein&quot;)" office:value-type="string" office:string-value="ok">
            <text:p>ok</text:p>
          </table:table-cell>
          <table:table-cell table:number-columns-repeated="1018"/>
        </table:table-row>
      </table:table>
      <table:table table:name="Tabelle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2">12.06.2014</text:date>, <text:time>16:16:4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chen Schwander</meta:initial-creator>
    <meta:creation-date>2014-06-12T15:50:26.83</meta:creation-date>
    <dc:date>2014-06-12T16:16:44.27</dc:date>
    <dc:creator>Jochen Schwander</dc:creator>
    <meta:editing-duration>PT20M4S</meta:editing-duration>
    <meta:editing-cycles>3</meta:editing-cycles>
    <meta:generator>OpenOffice/4.0.1$Win32 OpenOffice.org_project/401m5$Build-9714</meta:generator>
    <meta:document-statistic meta:table-count="3" meta:cell-count="161" meta:object-count="0"/>
  </office:meta>
</office:document-meta>
</file>